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svg:font-family="Times"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line-height="150%" fo:text-align="justify" style:justify-single-word="false" style:writing-mode="page"/>
      <style:text-properties style:font-name="Times" fo:font-size="12pt" officeooo:paragraph-rsid="000e41b2" style:font-size-asian="12pt" style:font-size-complex="12pt"/>
    </style:style>
    <style:style style:name="P2" style:family="paragraph" style:parent-style-name="Text_20_body">
      <style:paragraph-properties fo:line-height="150%" fo:text-align="justify" style:justify-single-word="false" style:writing-mode="page"/>
      <style:text-properties style:font-name="Times" fo:font-size="12pt" officeooo:paragraph-rsid="000e41b2" style:font-size-asian="12pt" style:font-size-complex="12pt"/>
    </style:style>
    <style:style style:name="P3" style:family="paragraph" style:parent-style-name="Text_20_body">
      <style:paragraph-properties fo:line-height="150%" fo:text-align="justify" style:justify-single-word="false" style:writing-mode="page"/>
      <style:text-properties style:font-name="Times" fo:font-size="12pt" officeooo:rsid="0008ac79" officeooo:paragraph-rsid="000e41b2" style:font-size-asian="12pt" style:font-size-complex="12pt"/>
    </style:style>
    <style:style style:name="P4" style:family="paragraph" style:parent-style-name="Text_20_body">
      <style:paragraph-properties fo:line-height="150%" fo:text-align="justify" style:justify-single-word="false" style:writing-mode="page"/>
      <style:text-properties style:font-name="Times" fo:font-size="12pt" officeooo:rsid="00148ac7" officeooo:paragraph-rsid="00155b21" style:font-size-asian="12pt" style:font-size-complex="12pt"/>
    </style:style>
    <style:style style:name="P5" style:family="paragraph" style:parent-style-name="Text_20_body">
      <style:paragraph-properties fo:line-height="150%" fo:text-align="justify" style:justify-single-word="false" style:writing-mode="page"/>
      <style:text-properties style:font-name="Times" fo:font-size="12pt" officeooo:paragraph-rsid="000e41b2" fo:background-color="transparent" style:font-size-asian="12pt" style:font-size-complex="12pt"/>
    </style:style>
    <style:style style:name="P6" style:family="paragraph" style:parent-style-name="Text_20_body">
      <style:paragraph-properties fo:line-height="150%" fo:text-align="justify" style:justify-single-word="false" style:writing-mode="page"/>
      <style:text-properties style:font-name="Times" fo:font-size="12pt" officeooo:rsid="000e41b2" officeooo:paragraph-rsid="000e41b2" fo:background-color="transparent" style:font-size-asian="12pt" style:font-size-complex="12pt"/>
    </style:style>
    <style:style style:name="P7" style:family="paragraph" style:parent-style-name="Text_20_body">
      <style:paragraph-properties fo:line-height="150%" fo:text-align="justify" style:justify-single-word="false" style:writing-mode="page"/>
      <style:text-properties style:font-name="Times" fo:font-size="12pt" officeooo:rsid="0011847a" officeooo:paragraph-rsid="0011847a" fo:background-color="transparent" style:font-size-asian="12pt" style:font-size-complex="12pt"/>
    </style:style>
    <style:style style:name="P8" style:family="paragraph" style:parent-style-name="Text_20_body">
      <style:paragraph-properties fo:line-height="150%" fo:text-align="justify" style:justify-single-word="false" style:writing-mode="page"/>
      <style:text-properties style:font-name="Times" fo:font-size="12pt" officeooo:rsid="0011847a" officeooo:paragraph-rsid="0013a108" fo:background-color="transparent" style:font-size-asian="12pt" style:font-size-complex="12pt"/>
    </style:style>
    <style:style style:name="P9" style:family="paragraph" style:parent-style-name="Text_20_body">
      <style:paragraph-properties fo:line-height="150%" fo:text-align="justify" style:justify-single-word="false" style:writing-mode="page"/>
      <style:text-properties style:font-name="Times" fo:font-size="12pt" officeooo:rsid="001317f9" officeooo:paragraph-rsid="0011847a" fo:background-color="transparent" style:font-size-asian="12pt" style:font-size-complex="12pt"/>
    </style:style>
    <style:style style:name="P10" style:family="paragraph" style:parent-style-name="Text_20_body">
      <style:paragraph-properties fo:line-height="150%" fo:text-align="justify" style:justify-single-word="false" style:writing-mode="page"/>
      <style:text-properties style:font-name="Times" fo:font-size="12pt" officeooo:rsid="0013a108" officeooo:paragraph-rsid="0013db5d" fo:background-color="transparent" style:font-size-asian="12pt" style:font-size-complex="12pt"/>
    </style:style>
    <style:style style:name="P11" style:family="paragraph" style:parent-style-name="Text_20_body">
      <style:paragraph-properties fo:line-height="150%" fo:text-align="justify" style:justify-single-word="false" style:writing-mode="page"/>
      <style:text-properties style:font-name="Times" fo:font-size="12pt" officeooo:rsid="0013db5d" officeooo:paragraph-rsid="0013db5d" fo:background-color="transparent" style:font-size-asian="12pt" style:font-size-complex="12pt"/>
    </style:style>
    <style:style style:name="P12" style:family="paragraph" style:parent-style-name="Text_20_body">
      <style:paragraph-properties fo:line-height="150%" fo:text-align="justify" style:justify-single-word="false" style:writing-mode="page"/>
      <style:text-properties style:font-name="Times" fo:font-size="12pt" officeooo:rsid="00148ac7" officeooo:paragraph-rsid="00155b21" fo:background-color="transparent" style:font-size-asian="12pt" style:font-size-complex="12pt"/>
    </style:style>
    <style:style style:name="P13" style:family="paragraph" style:parent-style-name="Text_20_body">
      <style:paragraph-properties fo:line-height="150%" fo:text-align="justify" style:justify-single-word="false" style:writing-mode="page"/>
      <style:text-properties style:font-name="Times" fo:font-size="12pt" officeooo:paragraph-rsid="00175d1b" style:font-size-asian="12pt" style:font-size-complex="12pt"/>
    </style:style>
    <style:style style:name="T1" style:family="text">
      <style:text-properties officeooo:rsid="00029122"/>
    </style:style>
    <style:style style:name="T2" style:family="text">
      <style:text-properties officeooo:rsid="0003b525"/>
    </style:style>
    <style:style style:name="T3" style:family="text">
      <style:text-properties officeooo:rsid="00041e7c"/>
    </style:style>
    <style:style style:name="T4" style:family="text">
      <style:text-properties officeooo:rsid="00079773"/>
    </style:style>
    <style:style style:name="T5" style:family="text">
      <style:text-properties officeooo:rsid="0007ceee"/>
    </style:style>
    <style:style style:name="T6" style:family="text">
      <style:text-properties officeooo:rsid="000a6fa3"/>
    </style:style>
    <style:style style:name="T7" style:family="text">
      <style:text-properties officeooo:rsid="000b1083"/>
    </style:style>
    <style:style style:name="T8" style:family="text">
      <style:text-properties fo:font-weight="normal" officeooo:rsid="00135d35" fo:background-color="transparent" loext:char-shading-value="0" style:font-weight-asian="normal" style:font-weight-complex="normal"/>
    </style:style>
    <style:style style:name="T9" style:family="text">
      <style:text-properties fo:font-weight="normal" officeooo:rsid="00155b21" fo:background-color="transparent" loext:char-shading-value="0" style:font-weight-asian="normal" style:font-weight-complex="normal"/>
    </style:style>
    <style:style style:name="T10" style:family="text">
      <style:text-properties fo:font-weight="normal" officeooo:rsid="001a485e" fo:background-color="transparent" loext:char-shading-value="0" style:font-weight-asian="normal" style:font-weight-complex="normal"/>
    </style:style>
    <style:style style:name="T11" style:family="text">
      <style:text-properties officeooo:rsid="000fb17a"/>
    </style:style>
    <style:style style:name="T12" style:family="text">
      <style:text-properties officeooo:rsid="001317f9"/>
    </style:style>
    <style:style style:name="T13" style:family="text">
      <style:text-properties officeooo:rsid="0013db5d"/>
    </style:style>
    <style:style style:name="T14" style:family="text">
      <style:text-properties officeooo:rsid="00155b21"/>
    </style:style>
    <style:style style:name="T15" style:family="text">
      <style:text-properties officeooo:rsid="00175d1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em <text:span text:style-name="T1">possuir uma</text:span> sistema operacional, um usuário para interagir com o computador deveria conhecer profundamente diversos detalhes sobre <text:span text:style-name="T2">o </text:span>hardware do equipamento. <text:span text:style-name="T2">E isso</text:span> tornaria seu trabalho lento e com grandes possibilidades de erros. As duas principais funções <text:span text:style-name="T2">de um sistema operacional</text:span> são “facilidade de acesso aos recursos do sistema” e “compartilhamento de recursos de forma organizada e protegida”. O computador pode ser visualizado como uma máquina de camadas, onde inicialmente existem duas camadas: hardware (nível 0) e sistema operacional (nível 1). Desta forma, o usuário pode enxergar a máquina como sendo apenas o sistema operacional, ou seja, como se o hardware não existisse. </text:p>
      <text:p text:style-name="P1"/>
      <text:p text:style-name="P1">Esta visão modular e abstrata é chamada máquina virtual. A vantagem desse conceito é tornar a interação entre usuário e computador mais simples, confiável e eficiente. O computador pode ser visualizado como uma máquina de níveis ou máquina de camadas, possuindo tantos níveis quanto forem necessários para adequar o usuário às suas diversas aplicações. Quando o usuário está trabalhando em um desses níveis, não necessita saber da existência das outras camadas. <text:span text:style-name="T3">Com o passar dos tempos tanto o hardware e seus materiais evoluem, e os sistemas operacionais acompanham essa evolução com os </text:span>Sistemas monoprogramáveis ou monotarefa, sistemas multiprogramáveis ou multitarefa e sistemas com múltiplos processadores.</text:p>
      <text:p text:style-name="P1"/>
      <text:p text:style-name="P2"><text:span text:style-name="T3">Em s</text:span>istemas mono<text:span text:style-name="T3">tarefas</text:span> somente é possível a execução de um programa por vez. Como um programa não utiliza todos os recursos do sistema ao longo da sua execução, existe ociosidade e, consequentemente, subutilização de recursos. <text:span text:style-name="T3">A sua principal característica é permitir que o processador, a memória e os periféricos permaneçam exclusivamente dedicados à execução de um único programa. Nos sistemas multitarefa, os recursos computacionais são compartilhados entre os diversos usuários e aplicações. Sua grande vantagem está na redução do tempo de resposta das aplicações processadas no ambiente e de custos, a partir do compartilhamento dos diversos recursos do sistema entre as diferentes aplicações. Os sistemas de múltiplos processadores caracterizam-se por possuir duas ou mais UCPs interligadas e trabalhando em conjunto. Permitindo que vários programas sejam executados ao mesmo tempo ou que um mesmo programa seja subdividido em partes para serem executadas simultaneamente em mais de um processador, compartilhando uma única memória física e dispositivos de entrada/saída, sendo gerenciados por apenas um sistema operacional. </text:span></text:p>
      <text:p text:style-name="P13"><text:span text:style-name="T4">O modelo computacional de Jhon von Newmann define uma simples estrutura como, dispositivos de entrada e saída, um processador e memória. Os dispositivos de entrada e saída são todos aqueles equipamentos que são inseridos ao computador para realizar tais tarefas, alguns dispositivos de entrada são, teclado, scanner, webcan, microfone, não obstante alguns dispositivos de saída são, monitor, impressora, caixas de som. O processador gerencia todos recursos de entrada e saída (I/O) bem como componentes do computador, também possui uma ULA (Unidade Lógica e Aritmética) responsável pela realização de operações lógicas (testes e comparações). </text:span>A memória é composta por unidades chamadas <text:span text:style-name="T15">de </text:span>células <text:span text:style-name="T15">capazes de armazenar um numero de dados</text:span>. <text:span text:style-name="T15">C</text:span>ada célula compo<text:span text:style-name="T15">r</text:span>ta <text:s/>um determinado número de bits. </text:p>
      <text:p text:style-name="P13"><text:soft-page-break/><text:span text:style-name="T5">A memória do computador é dividida em de duas formas básicas, principal e secundária. A principal é um dispositivo de circuitos digitais denominado de memória de acesso randômico ou Memória RAM, e quando o processador envia dados para RAM ela retorna com um valor em hexadecimal que representa o endereço físico onde se encontra aquele dado, este endereço é armazenado em registradores dentro do processador e sempre que for necessário o endereço é rapidamente recuperado. Para que os dados se mantenham armazenados é necessário que a memória RAM esteja energizada, do contrário os dados serão apagados. O que difere da memória secundária, a qual é um dispositivo que pode armazenar dados de forma permanente e mesmo que o sistema não esteja ligado os dados ainda são mantidos e armazenados. <text:s/>Alguns dispositivos comuns são, Hard Drives (Hds), Compact Disk (CDs) entre outros, e estes dispositivos são considerados bem mais lento que a memória RAM. Inicialmente, todo o código do sistema operacional reside memória secundária como discos e/ou fitas. E Toda vez que um computador é ligado, o sistema operacional tem que ser carregado da memória secundária para a memória principal. Esse procedimento é realizado por um programa localizado em um bloco específico do disco (boot block).</text:span></text:p>
      <text:p text:style-name="P2"/>
      <text:p text:style-name="P3">Nos sistemas operacionais multiprogramáveis é possível o processador executar instruções em paralelo com operações de E/S. Esse procedimento chamado de concorrência permite que diversos programas use recursos da UCP ou CPU, de maneira que, quando o programa deixa a CPU mesmo sem chegar ao fim da sua computação ele deve retornar para continuar o processamento na CPU exatamente onde foi interrompido. <text:span text:style-name="T6">Uma estrutura importante são os barramentos processador-memória, são de curta extensão e alta velocidade para que seja otimizada a transferência de informação entre processadores e memórias. Já os barramentos de E/S são mais lentos e permitem a conexão de diferentes dispositivos. </text:span></text:p>
      <text:p text:style-name="P2"/>
      <text:p text:style-name="P5"><text:span text:style-name="T7">Dentre as</text:span> funções do<text:span text:style-name="T7">s sistemas operacionais uma delas controla ou gerencia os recursos de memória do computador. Os desenvolvedores querem um mundo ideal como, memória rápida, grande e a não volátil, bem como de baixo custo. Obviamente esse mundo não existem, uma vez que existe uma infinidade de processos e é necessário que estes compartilhem de forma concorrente e paralela os recursos presentes no dispositivo. Desta forma os programadores devem se adequar a este cenário, <text:s/>de pouca memória, que é lenta, volátil e de alto custo. </text:span></text:p>
      <text:p text:style-name="P5"/>
      <text:p text:style-name="P6">Um sistema computacional possui diversos tipos de memória. O próprio processador possui uma memória chamada de registradores, capaz de guardar dados referentes aos processos que estão na CPU e os registradores são memórias de acesso muito rápido, é importante notar que quanto mais próxima a memória do recurso mais rápido é a sua velocidade, vale relembrar que o registrador é uma memória interna do processador. <text:s/><text:span text:style-name="T11">Outra memória presente em um sistema computacionais são as memórias caches, um tipo de memória intermediária entre a memória principal e a CPU, e possui vários níveis como L1, L2 (Level 1, Level 2). Estes níveis essencialmente são onde estes caches se </text:span><text:soft-page-break/><text:span text:style-name="T11">localizam. Em sistemas multicore com vários núcleos de processadores e as caches podem ser aplicadas para melhorar a performance destes cores, sua alta velocidade se dá por estarem fisicamente muito próximas do processador. Relembrando, quanto maior a distância entre os barramentos mais lento é o dispositivo. A M</text:span>emória RAM é <text:span text:style-name="T11">considerada como memória principal. No mercado existem diversos modelos de memória e quanto maior obviamente vai prover um rápido e maior volume de armazenamento para o sistema operacional e usuário. Outra memória comum são os armazenamentos persistentes e não voláteis, ou seja, uma vez que os dados são armazenados eles não são perdidos quando o sistema é finalizado ou desligado. E por fim, as memórias também não voláteis, porem removíveis como, CD, DVD, Cartões SD, SSD, MMS, entre outros. </text:span></text:p>
      <text:p text:style-name="P5"/>
      <text:p text:style-name="P7">O sistema operacional possui um Gerenciador de Memória capaz de prover controle para todos os tipos de memória disponível. Ele é responsável em gerenciar a hierarquia de memória, alocar e localizar os processos e dados da memória, assim como controlar as partes da memória que estão em uso e as que não estão em uso. Bem como cuidar de alocar e desalocar a memória quando o processo terminar. <text:span text:style-name="T12">O endereçamento da memória é visto de duas formas, de forma física (espaço físico na memória, representado por um valor em hexadecimal) e de forma lógica (ponteiro, vetor). Em diversos casos existem uma necessidade de converter o endereço lógico em físico e quem faz isso é um circuito do computador chamado de MMU (Memory Management Unit, ou Gerenciador de Memória Unitário). </text:span></text:p>
      <text:p text:style-name="P8"/>
      <text:p text:style-name="P7">Em sistemas monoprogramado <text:span text:style-name="T12">a estrutura de memória é condicionada a apenas um programa. Já em ambientes de multiprogramação vários computadores podem está compartilhando uma única CPU e Memória. Este modelo quebra a memória principal em várias partições que são alocados para cada usuários ou processos. É importante cuidar para que os dados alocados em uma dada partição não acabe por violar regiões da memória que não fazem parte da sua partição. Existem as memórias particionadas fixas e variadas. Nas fixas ou alocação estática, tanto tamanho quanto número de partições é estático, são estruturas mais simples e podem desperdiçar memória, pois o tamanho definido pode ser maior que o necessário. Na alocação dinâmica ou partição variável a definição da memória é criada durante a execução do processo otimizando a utilização da memória, mas complicando a alocação e liberação do recurso, uma falha na programação neste tipo de partição pode ocasionar uma ocupação desordenada da memória, podendo causar um estouro de pilha.</text:span></text:p>
      <text:p text:style-name="P9"/>
      <text:p text:style-name="P10">Na maioria dos casos usuários de computadores não se preocupam com os recursos disponíveis no sistema, eles simplesmente começam a abrir deliberadamente programas como, editor de texto, calculadora, mp3player, editor de fotos. Contudo ele não consegue utilizar ao mesmo tempo todos os aplicativos abertos, de modo que de tempos em tempos ele pode alternar entre estes programas <text:soft-page-break/>abertos. <text:span text:style-name="T13">Vale ressaltar que todo programa aberto estará usando recursos de memória, mesmo os programas que eu não esta sendo usado no momento, mas se ele está aberto está ocupando espaço de memória. Agora imagine que você continuou a abrir outros programas ao ponto que a memória RAM está totalmente comprometida e impossibilitando abrir novos programas. </text:span></text:p>
      <text:p text:style-name="P10"/>
      <text:p text:style-name="P11">Existe uma estrutura denominada de memória Swap ou área de troca, sua aplicação é extremamente simples, todavia melhora a performance do sistema e possibilita realocar dados da memória principal que não estão sendo utilizados para a memória secundária. Relembrando, embora seja mais rápida a memória RAM é fisicamente menor que a memória secundária (HardDisk). Desta forma pode-se alocar um determinado espaço em disco (Memória secundária) denominado de Memória Swap ou memória de troca. Esta por sua vez será utilizada para armazenar dados da memória que estão a mais tempo sem uso, ou melhor, dados ociosos que ainda não podem ser apagados. Desta forma o sistema operacional sempre que precisa ele verifica quais dados da memória RAM podem ser enviados para a memória de Swap, e no momento que os dados que estavam ociosos forem ser usados, a parte que compete será relocado da swap para memória RAM novamente. <text:s/></text:p>
      <text:p text:style-name="P11"/>
      <text:p text:style-name="P12">Muitos autores chamam a técnica de swap de memória virtual que nada mais é que tentar alocar na memória secundária tudo aquilo que não está sendo utilizado de forma a deixar na memória principal apenas os dados e processos em uso no momento. Existem duas técnicas básicas de memória virtual que são, paginação e segmentação. Na paginação a memória é dividida partes iguais denominadas de páginas, uma vez que esta estrutura é criada no disco ou seja, na memória secundária ela possui uma tabela de referência para a memória RAM. Na segmentação são criados segmentos arbitrários para cada aplicação ou tipo de aplicação, cada segmento possui apenas informações do mesmo tipo (dados, pilhas, texto). <text:s/><text:span text:style-name="T14">Em ambas as técnicas para se fazer a conversão de endereços lógicos e físicos é utilizado também o circuito MMU. A utilização de cada técnica é referenciada a partir do problema a ser resolvido, em muito sistemas operacionais é comum implementar um mix entre as duas técnicas.</text:span></text:p>
      <text:p text:style-name="P12"/>
      <text:p text:style-name="P4"><text:span text:style-name="T8">Por fim, pode-se concluir que os sistemas computacionais modernos possuem a capacidade de realizar as mais diversas tarefas, </text:span><text:span text:style-name="T9">entre elas esta a capacidade de guardar e recuperar grandes volumes de dados. E hoje estamos produzindo dados a todo momento e guardá-los seja em seu disco, pendrive, disket, ou até mesmo nas nuvens é necessário possuir estruturas que forneçam suporte a manutenção desses dados. Desta forma é necessário que sistemas computacionais sejam capazes de <text:s/></text:span><text:span text:style-name="T10">gerenciar todos os recursos de memória.</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svg:font-family="Times"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31T20:26:41.590899358</meta:creation-date>
    <meta:generator>LibreOffice/5.2.3.3$MacOSX_X86_64 LibreOffice_project/d54a8868f08a7b39642414cf2c8ef2f228f780cf</meta:generator>
    <dc:date>2019-02-07T11:44:00.709872069</dc:date>
    <meta:editing-duration>PT2M29S</meta:editing-duration>
    <meta:editing-cycles>2</meta:editing-cycles>
    <meta:document-statistic meta:table-count="0" meta:image-count="0" meta:object-count="0" meta:page-count="4" meta:paragraph-count="14" meta:word-count="1908" meta:character-count="12247" meta:non-whitespace-character-count="10337"/>
  </office:meta>
</office:document-meta>
</file>